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margin-top="0in" fo:margin-bottom="0.25in" loext:contextual-spacing="false" fo:line-height="128%" fo:orphans="2" fo:widows="2" fo:text-indent="0in" style:auto-text-indent="false"/>
      <style:text-properties fo:font-variant="normal" fo:text-transform="none" fo:color="#29303b" style:font-name="sf pro text" fo:font-size="27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.1043in" loext:contextual-spacing="false" fo:line-height="143%" fo:orphans="2" fo:widows="2" fo:text-indent="0in" style:auto-text-indent="false" fo:padding="0in" fo:border="none"/>
      <style:text-properties fo:font-variant="normal" fo:text-transform="none" fo:color="#505763" style:font-name="Monaco" fo:font-size="9pt" fo:letter-spacing="normal" fo:font-style="normal" fo:font-weight="normal" loext:padding="0in" loext:border="none"/>
    </style:style>
    <style:style style:name="T1" style:family="text">
      <style:text-properties fo:color="#29303b"/>
    </style:style>
    <style:style style:name="T2" style:family="text"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9303b" style:font-name="sf pro text" fo:font-size="13.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ec5252" style:font-name="sfmono-regular" fo:font-size="12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5" style:family="text">
      <style:text-properties fo:font-variant="normal" fo:text-transform="none" fo:color="#007791" style:text-line-through-style="none" style:text-line-through-type="none" style:font-name="sf pro text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6" style:family="text">
      <style:text-properties fo:color="#46c28e"/>
    </style:style>
    <style:style style:name="T7" style:family="text">
      <style:text-properties fo:color="#cacbcc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nus: Multiple Entry Points</text:p>
      <text:p text:style-name="P2"><text:span text:style-name="T2">In the example project, we only have </text:span><text:span text:style-name="Strong_20_Emphasis"><text:span text:style-name="T3">one main entry point</text:span></text:span><text:span text:style-name="T2">: </text:span><text:span text:style-name="Source_20_Text"><text:span text:style-name="T4">app.js</text:span></text:span><text:span text:style-name="T2">.</text:span></text:p>
      <text:p text:style-name="P2"><text:span text:style-name="T2">In bigger projects - with multiple HTML pages - you </text:span><text:span text:style-name="Strong_20_Emphasis"><text:span text:style-name="T3">might have multiple scripts</text:span></text:span><text:span text:style-name="T2"> for the different pages (HTML files) you might be building. Hence you </text:span><text:span text:style-name="Strong_20_Emphasis"><text:span text:style-name="T3">might need more than one entry point</text:span></text:span><text:span text:style-name="T2"> because you want to build more than one bundle (i.e. not every HTML page uses the same script).</text:span></text:p>
      <text:p text:style-name="P2"><text:span text:style-name="Strong_20_Emphasis"><text:span text:style-name="T3">This can easily be configured with Webpack:</text:span></text:span></text:p>
      <text:p text:style-name="P1">Instead of</text:p>
      <text:p text:style-name="P5"><text:span text:style-name="T1">entry: </text:span><text:span text:style-name="T6">'./src/app.js'</text:span></text:p>
      <text:p text:style-name="P1">use</text:p>
      <text:p text:style-name="P5"><text:span text:style-name="T1">entry: { <text:s text:c="3"/>welcome: </text:span><text:span text:style-name="T6">'./src/welcome-page/welcome.js'</text:span><text:span text:style-name="T1">, <text:s text:c="3"/>about: </text:span><text:span text:style-name="T6">'./src/about-page/about.js'</text:span><text:span text:style-name="T1">, <text:s text:c="3"/></text:span><text:span text:style-name="T7">// etc.</text:span><text:span text:style-name="T1">}</text:span></text:p>
      <text:p text:style-name="P2"><text:span text:style-name="T2">Now Webpack will </text:span><text:span text:style-name="Strong_20_Emphasis"><text:span text:style-name="T3">look up all these entry points</text:span></text:span><text:span text:style-name="T2"> and create one bundle per entry point - you can then link to these bundles in your respective HTML files.</text:span></text:p>
      <text:p text:style-name="P2"><text:span text:style-name="Strong_20_Emphasis"><text:span text:style-name="T3">A simple rule that makes sense for most projects is:</text:span></text:span></text:p>
      <text:p text:style-name="P2"><text:span text:style-name="Emphasis"><text:span text:style-name="T2">One entry point per HTML file because you typically have one script per HTML file.</text:span></text:span></text:p>
      <text:p text:style-name="P1">If you share a script across multiple HTML files or you have a file that does not need any script, you of course can deviate from that rule.</text:p>
      <text:p text:style-name="P2"><text:span text:style-name="T2">You can </text:span><text:span text:style-name="Strong_20_Emphasis"><text:span text:style-name="T3">learn more about multiple entry points</text:span></text:span><text:span text:style-name="T2"> with these two resources:</text:span></text:p>
      <text:list xml:id="list4074416715" text:style-name="L1">
        <text:list-item>
          <text:p text:style-name="P3"><text:span text:style-name="T2">Code Splitting (i.e. generating more than one bundle): </text:span><text:a xlink:type="simple" xlink:href="https://webpack.js.org/guides/code-splitting/" text:style-name="Internet_20_link" text:visited-style-name="Visited_20_Internet_20_Link"><text:span text:style-name="T5">https://webpack.js.org/guides/code-splitting/</text:span></text:a></text:p>
        </text:list-item>
        <text:list-item>
          <text:p text:style-name="P3"><text:span text:style-name="T2">Entry Point Configuration: </text:span><text:a xlink:type="simple" xlink:href="https://webpack.js.org/concepts/#entry" text:style-name="Internet_20_link" text:visited-style-name="Visited_20_Internet_20_Link"><text:span text:style-name="T5">https://webpack.js.org/concepts/#entry</text:span></text:a></text:p>
        </text:list-item>
      </text:list>
      <text:p text:style-name="P2"><text:span text:style-name="T2">And in general, check out the official Webpack docs to dive into it in detail: </text:span><text:a xlink:type="simple" xlink:href="https://webpack.js.org/guides/" text:style-name="Internet_20_link" text:visited-style-name="Visited_20_Internet_20_Link"><text:span text:style-name="T5">https://webpack.js.org/guides/</text:span></text:a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21:09:02.277051386</meta:creation-date>
    <dc:date>2020-11-01T21:09:34.976825553</dc:date>
    <meta:editing-duration>PT33S</meta:editing-duration>
    <meta:editing-cycles>1</meta:editing-cycles>
    <meta:document-statistic meta:table-count="0" meta:image-count="0" meta:object-count="0" meta:page-count="2" meta:paragraph-count="16" meta:word-count="212" meta:character-count="1332" meta:non-whitespace-character-count="1129"/>
    <meta:generator>LibreOffice/6.0.7.3$Linux_X86_64 LibreOffice_project/00m0$Build-3</meta:generator>
  </office:meta>
</office:document-meta>
</file>